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3.813cm"/>
    </style:style>
    <style:style style:name="gr2" style:family="graphic" style:parent-style-name="standard">
      <style:graphic-properties draw:textarea-horizontal-align="justify" draw:textarea-vertical-align="middle" draw:auto-grow-height="false" fo:min-height="0.512cm" fo:min-width="3.813cm"/>
    </style:style>
    <style:style style:name="gr3" style:family="graphic" style:parent-style-name="standard">
      <style:graphic-properties draw:textarea-horizontal-align="justify" draw:textarea-vertical-align="middle" draw:auto-grow-height="false" fo:min-height="1.411cm" fo:min-width="3.813cm"/>
    </style:style>
    <style:style style:name="gr4" style:family="graphic" style:parent-style-name="objectwithoutfill">
      <style:graphic-properties svg:stroke-color="#158466" draw:marker-end="Arrow" draw:marker-end-width="0.3cm"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68cm" fo:min-width="3.813cm"/>
    </style:style>
    <style:style style:name="gr6" style:family="graphic" style:parent-style-name="standard">
      <style:graphic-properties draw:textarea-horizontal-align="justify" draw:textarea-vertical-align="middle" draw:auto-grow-height="false" fo:min-height="1.322cm" fo:min-width="3.813cm"/>
    </style:style>
    <style:style style:name="gr7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512cm" fo:min-width="2.529cm"/>
    </style:style>
    <style:style style:name="gr9" style:family="graphic" style:parent-style-name="standard">
      <style:graphic-properties draw:textarea-horizontal-align="justify" draw:textarea-vertical-align="middle" draw:auto-grow-height="false" fo:min-height="0.512cm" fo:min-width="2.103cm"/>
    </style:style>
    <style:style style:name="gr10" style:family="graphic" style:parent-style-name="standard">
      <style:graphic-properties draw:textarea-horizontal-align="justify" draw:textarea-vertical-align="middle" draw:auto-grow-height="false" fo:min-height="0.512cm" fo:min-width="5.21cm"/>
    </style:style>
    <style:style style:name="gr11" style:family="graphic" style:parent-style-name="objectwithoutfill">
      <style:graphic-properties svg:stroke-color="#81d41a" draw:marker-end="Arrow" draw:marker-end-width="0.3cm" draw:fill="solid" draw:textarea-vertical-align="middle"/>
    </style:style>
    <style:style style:name="gr12" style:family="graphic" style:parent-style-name="standard">
      <style:graphic-properties draw:fill-color="#dddddd" draw:textarea-horizontal-align="justify" draw:textarea-vertical-align="middle" draw:auto-grow-height="false" fo:min-height="1.274cm" fo:min-width="6.739cm"/>
    </style:style>
    <style:style style:name="gr13" style:family="graphic" style:parent-style-name="standard">
      <style:graphic-properties draw:stroke="none" svg:stroke-color="#000000" draw:fill="none" draw:fill-color="#ffffff" fo:min-height="0.512cm"/>
    </style:style>
    <style:style style:name="gr14" style:family="graphic" style:parent-style-name="standard">
      <style:graphic-properties draw:stroke="none" svg:stroke-color="#000000" draw:fill="none" draw:fill-color="#ffffff" fo:min-height="0.865cm"/>
    </style:style>
    <style:style style:name="gr15" style:family="graphic" style:parent-style-name="standard">
      <style:graphic-properties draw:stroke="none" svg:stroke-color="#000000" draw:fill="none" draw:fill-color="#ffffff" fo:min-height="1.297cm"/>
    </style:style>
    <style:style style:name="gr16" style:family="graphic" style:parent-style-name="standard">
      <style:graphic-properties draw:stroke="none" svg:stroke-color="#000000" draw:fill="none" draw:fill-color="#ffffff" fo:min-height="6.145cm"/>
    </style:style>
    <style:style style:name="gr17" style:family="graphic" style:parent-style-name="standard">
      <style:graphic-properties draw:stroke="none" svg:stroke-color="#000000" draw:fill="none" draw:fill-color="#ffffff" fo:min-height="1.096cm"/>
    </style:style>
    <style:style style:name="gr18" style:family="graphic" style:parent-style-name="objectwithoutfill">
      <style:graphic-properties svg:stroke-color="#158466" draw:marker-end="CF_20_Many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dddddd"/>
      <style:paragraph-properties fo:text-align="center"/>
      <style:text-properties fo:font-size="20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1pt" style:font-size-asian="11pt" style:font-size-complex="11pt"/>
    </style:style>
    <style:style style:name="P8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2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313cm" svg:height="1.905cm" svg:x="10.657cm" svg:y="5.572cm">
          <text:p text:style-name="P1"><text:span text:style-name="T1">Organis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313cm" svg:height="0.762cm" svg:x="10.657cm" svg:y="8.715cm">
          <text:p text:style-name="P1"><text:span text:style-name="T1">Library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4.313cm" svg:height="1.661cm" svg:x="10.657cm" svg:y="10.515cm">
          <text:p text:style-name="P1"><text:span text:style-name="T1">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s" svg:x1="12.813cm" svg:y1="8.715cm" svg:x2="12.813cm" svg:y2="7.477cm" draw:start-shape="id1" draw:start-glue-point="0" draw:end-shape="id2" draw:end-glue-point="2" svg:d="M12813 8715v-501-237-500" svg:viewBox="0 0 1 1239">
          <text:p/>
        </draw:connector>
        <draw:connector draw:style-name="gr4" draw:text-style-name="P3" draw:layer="layout" draw:type="lines" svg:x1="12.813cm" svg:y1="10.615cm" svg:x2="12.813cm" svg:y2="9.377cm" svg:d="M12813 10615v-1238" svg:viewBox="0 0 1 1239">
          <text:p/>
        </draw:connector>
        <draw:custom-shape draw:style-name="gr5" draw:text-style-name="P2" xml:id="id3" draw:id="id3" draw:layer="layout" svg:width="4.313cm" svg:height="1.318cm" svg:x="15.732cm" svg:y="3.059cm">
          <text:p text:style-name="P1"><text:span text:style-name="T1">Circ Policy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5" draw:id="id5" draw:layer="layout" svg:width="4.313cm" svg:height="1.572cm" svg:x="5.957cm" svg:y="2.905cm">
          <text:p text:style-name="P1"><text:span text:style-name="T1">Item Type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s" draw:line-skew="5.928cm" svg:x1="17.888cm" svg:y1="4.377cm" svg:x2="14.97cm" svg:y2="11.345cm" draw:start-shape="id3" draw:start-glue-point="2" draw:end-shape="id4" draw:end-glue-point="1" svg:d="M17888 4377v6429l-2418 539h-500" svg:viewBox="0 0 2919 6969">
          <text:p/>
        </draw:connector>
        <draw:connector draw:style-name="gr4" draw:text-style-name="P3" draw:layer="layout" draw:type="lines" draw:line-skew="4.023cm" svg:x1="17.888cm" svg:y1="4.377cm" svg:x2="14.941cm" svg:y2="9.067cm" draw:start-shape="id3" draw:start-glue-point="2" svg:d="M17888 4377v4524l-2947 166" svg:viewBox="0 0 2948 4691">
          <text:p/>
        </draw:connector>
        <draw:connector draw:style-name="gr4" draw:text-style-name="P3" draw:layer="layout" draw:type="lines" svg:x1="15.732cm" svg:y1="3.718cm" svg:x2="10.27cm" svg:y2="3.691cm" draw:start-shape="id3" draw:start-glue-point="3" draw:end-shape="id5" draw:end-glue-point="1" svg:d="M15732 3718h-502l-4460-27h-500" svg:viewBox="0 0 5463 28">
          <text:p/>
        </draw:connector>
        <draw:custom-shape draw:style-name="gr2" draw:text-style-name="P2" xml:id="id8" draw:id="id8" draw:layer="layout" svg:width="4.313cm" svg:height="0.762cm" svg:x="0.673cm" svg:y="9.115cm">
          <text:p text:style-name="P1"><text:span text:style-name="T1">Docu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4.313cm" svg:height="0.762cm" svg:x="0.673cm" svg:y="11.415cm">
          <text:p text:style-name="P1"><text:span text:style-name="T1">Holdi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4.313cm" svg:height="0.762cm" svg:x="0.673cm" svg:y="13.715cm">
          <text:p text:style-name="P1"><text:span text:style-name="T1">Item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s" svg:x1="2.829cm" svg:y1="13.715cm" svg:x2="2.829cm" svg:y2="12.177cm" draw:start-shape="id6" draw:start-glue-point="0" draw:end-shape="id7" draw:end-glue-point="2" svg:d="M2829 13715v-501-536-501" svg:viewBox="0 0 1 1539">
          <text:p/>
        </draw:connector>
        <draw:connector draw:style-name="gr4" draw:text-style-name="P3" draw:layer="layout" draw:type="lines" svg:x1="2.848cm" svg:y1="11.415cm" svg:x2="2.81cm" svg:y2="9.877cm" svg:d="M2848 11415l-38-1538" svg:viewBox="0 0 39 1539">
          <text:p/>
        </draw:connector>
        <draw:connector draw:style-name="gr4" draw:text-style-name="P3" draw:layer="layout" draw:line-skew="0.291cm" svg:x1="4.986cm" svg:y1="11.796cm" svg:x2="10.657cm" svg:y2="11.345cm" draw:start-shape="id7" draw:start-glue-point="1" draw:end-shape="id4" draw:end-glue-point="3" svg:d="M4986 11796h3126v-451h2545" svg:viewBox="0 0 5672 452">
          <text:p/>
        </draw:connector>
        <draw:connector draw:style-name="gr4" draw:text-style-name="P3" draw:layer="layout" svg:x1="4.986cm" svg:y1="11.796cm" svg:x2="8.113cm" svg:y2="4.477cm" draw:start-shape="id7" draw:start-glue-point="1" draw:end-shape="id5" svg:d="M4986 11796h3127v-7319" svg:viewBox="0 0 3128 7320">
          <text:p/>
        </draw:connector>
        <draw:connector draw:style-name="gr7" draw:text-style-name="P3" draw:layer="layout" svg:x1="4.986cm" svg:y1="14.096cm" svg:x2="4.986cm" svg:y2="9.496cm" draw:start-shape="id6" draw:start-glue-point="1" draw:end-shape="id8" draw:end-glue-point="1" svg:d="M4986 14096h500v-4600h-500" svg:viewBox="0 0 501 4601">
          <text:p/>
        </draw:connector>
        <draw:connector draw:style-name="gr7" draw:text-style-name="P3" draw:layer="layout" draw:type="lines" svg:x1="4.986cm" svg:y1="14.096cm" svg:x2="5.957cm" svg:y2="3.691cm" draw:start-shape="id6" draw:start-glue-point="1" draw:end-shape="id5" svg:d="M4986 14096h500l-31-10405h502" svg:viewBox="0 0 972 10406">
          <text:p/>
        </draw:connector>
        <draw:custom-shape draw:style-name="gr2" draw:text-style-name="P2" xml:id="id15" draw:id="id15" draw:layer="layout" svg:width="4.313cm" svg:height="0.762cm" svg:x="10.257cm" svg:y="15.215cm">
          <text:p text:style-name="P1"><text:span text:style-name="T1">Patron Typ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3" draw:id="id13" draw:layer="layout" svg:width="3.029cm" svg:height="0.762cm" svg:x="12.857cm" svg:y="18.515cm">
          <text:p text:style-name="P1"><text:span text:style-name="T1">Patr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9" draw:id="id9" draw:layer="layout" svg:width="2.603cm" svg:height="0.762cm" svg:x="10.257cm" svg:y="18.515cm">
          <text:p text:style-name="P1"><text:span text:style-name="T1">Librarian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s" draw:line-skew="-0.881cm -1.408cm" svg:x1="10.257cm" svg:y1="18.896cm" svg:x2="10.657cm" svg:y2="9.096cm" draw:start-shape="id9" draw:start-glue-point="3" draw:end-shape="id1" draw:end-glue-point="3" svg:d="M10257 18896h-1383l-127-9800h1910" svg:viewBox="0 0 1911 9801">
          <text:p/>
        </draw:connector>
        <draw:connector draw:style-name="gr7" draw:text-style-name="P3" draw:layer="layout" svg:x1="4.986cm" svg:y1="14.096cm" svg:x2="12.813cm" svg:y2="12.176cm" draw:start-shape="id6" draw:start-glue-point="1" draw:end-shape="id4" draw:end-glue-point="2" svg:d="M4986 14096h7827v-1920" svg:viewBox="0 0 7828 1921">
          <text:p/>
        </draw:connector>
        <draw:custom-shape draw:style-name="gr2" draw:text-style-name="P2" xml:id="id10" draw:id="id10" draw:layer="layout" svg:width="4.313cm" svg:height="0.762cm" svg:x="1.894cm" svg:y="16.91cm">
          <text:p text:style-name="P1"><text:span text:style-name="T1">Loa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4.313cm" svg:height="0.762cm" svg:x="1.894cm" svg:y="18.81cm">
          <text:p text:style-name="P1"><text:span text:style-name="T1">Notif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4.313cm" svg:height="0.762cm" svg:x="1.894cm" svg:y="20.91cm">
          <text:p text:style-name="P1"><text:span text:style-name="T1">Patron Transa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4" draw:id="id14" draw:layer="layout" svg:width="5.71cm" svg:height="0.762cm" svg:x="1.894cm" svg:y="22.71cm">
          <text:p text:style-name="P1"><text:span text:style-name="T1">Patron Transaction Events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4.05cm" svg:y1="16.91cm" svg:x2="2.829cm" svg:y2="14.477cm" draw:start-shape="id10" draw:start-glue-point="0" draw:end-shape="id6" svg:d="M4050 16910v-1216h-1221v-1217" svg:viewBox="0 0 1222 2434">
          <text:p/>
        </draw:connector>
        <draw:connector draw:style-name="gr4" draw:text-style-name="P3" draw:layer="layout" svg:x1="4.05cm" svg:y1="20.91cm" svg:x2="4.05cm" svg:y2="19.572cm" draw:start-shape="id11" draw:start-glue-point="0" draw:end-shape="id12" draw:end-glue-point="2" svg:d="M4050 20910v-1338" svg:viewBox="0 0 1 1339">
          <text:p/>
        </draw:connector>
        <draw:connector draw:style-name="gr4" draw:text-style-name="P3" draw:layer="layout" svg:x1="6.207cm" svg:y1="21.291cm" svg:x2="15.886cm" svg:y2="18.896cm" draw:start-shape="id11" draw:start-glue-point="1" draw:end-shape="id13" draw:end-glue-point="1" svg:d="M6207 21291h10179v-2395h-500" svg:viewBox="0 0 10180 2396">
          <text:p/>
        </draw:connector>
        <draw:connector draw:style-name="gr4" draw:text-style-name="P3" draw:layer="layout" svg:x1="4.749cm" svg:y1="22.71cm" svg:x2="4.05cm" svg:y2="21.672cm" draw:start-shape="id14" draw:end-shape="id11" svg:d="M4749 22710v-519h-699v-519" svg:viewBox="0 0 700 1039">
          <text:p/>
        </draw:connector>
        <draw:connector draw:style-name="gr4" draw:text-style-name="P3" draw:layer="layout" draw:type="lines" draw:line-skew="0cm 2.864cm" svg:x1="7.604cm" svg:y1="23.091cm" svg:x2="11.558cm" svg:y2="19.277cm" draw:start-shape="id14" draw:start-glue-point="1" draw:end-shape="id9" draw:end-glue-point="2" svg:d="M7604 23091h501l3453-449v-3365" svg:viewBox="0 0 3955 3815">
          <text:p/>
        </draw:connector>
        <draw:connector draw:style-name="gr11" draw:text-style-name="P3" draw:layer="layout" draw:type="lines" draw:line-skew="10.548cm 3.056cm" svg:x1="7.604cm" svg:y1="23.091cm" svg:x2="14.97cm" svg:y2="11.345cm" draw:start-shape="id14" draw:start-glue-point="1" draw:end-shape="id4" draw:end-glue-point="1" svg:d="M7604 23091h11049l-127-11746h-3556" svg:viewBox="0 0 11050 11747">
          <text:p/>
        </draw:connector>
        <draw:connector draw:style-name="gr11" draw:text-style-name="P3" draw:layer="layout" draw:type="lines" draw:line-skew="5.996cm 5.596cm" svg:x1="14.57cm" svg:y1="15.596cm" svg:x2="14.97cm" svg:y2="6.524cm" draw:start-shape="id15" draw:start-glue-point="1" draw:end-shape="id2" draw:end-glue-point="1" svg:d="M14570 15596h6496v-9072h-6096" svg:viewBox="0 0 6497 9073">
          <text:p/>
        </draw:connector>
        <draw:custom-shape draw:style-name="gr12" draw:text-style-name="P5" draw:layer="layout" svg:width="7.239cm" svg:height="1.524cm" svg:x="1.127cm" svg:y="0.365cm">
          <text:p text:style-name="P1"><text:span text:style-name="T2">REROILS Resources</text:span></text:p>
          <text:p text:style-name="P4"><text:span text:style-name="T2">29.01.202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35.544cm" svg:y1="2.297cm" svg:x2="36.403cm" svg:y2="2.297cm" svg:d="M35544 2297h859" svg:viewBox="0 0 860 1">
          <text:p/>
        </draw:connector>
        <draw:frame draw:style-name="gr13" draw:text-style-name="P6" draw:layer="layout" svg:width="4.826cm" svg:height="0.762cm" svg:x="36.814cm" svg:y="2.016cm">
          <draw:text-box>
            <text:p><text:span text:style-name="T3">Relations by pid $ref</text:span></text:p>
          </draw:text-box>
        </draw:frame>
        <draw:connector draw:style-name="gr7" draw:text-style-name="P3" draw:layer="layout" svg:x1="35.545cm" svg:y1="3.897cm" svg:x2="36.404cm" svg:y2="3.897cm" svg:d="M35545 3897h859" svg:viewBox="0 0 860 1">
          <text:p/>
        </draw:connector>
        <draw:frame draw:style-name="gr13" draw:text-style-name="P6" draw:layer="layout" svg:width="4.826cm" svg:height="0.762cm" svg:x="36.814cm" svg:y="3.516cm">
          <draw:text-box>
            <text:p><text:span text:style-name="T3">Relations to remove</text:span></text:p>
          </draw:text-box>
        </draw:frame>
        <draw:frame draw:style-name="gr14" draw:text-style-name="P7" draw:layer="layout" svg:width="3.048cm" svg:height="1.115cm" svg:x="11.841cm" svg:y="17.076cm">
          <draw:text-box>
            <text:p><text:span text:style-name="T4">role=patron</text:span></text:p>
            <text:p><text:span text:style-name="T4"/></text:p>
          </draw:text-box>
        </draw:frame>
        <draw:frame draw:style-name="gr15" draw:text-style-name="P7" draw:layer="layout" svg:width="3.048cm" svg:height="1.547cm" svg:x="7.841cm" svg:y="16.777cm">
          <draw:text-box>
            <text:p><text:span text:style-name="T4">role=librarian</text:span></text:p>
            <text:p><text:span text:style-name="T4"/></text:p>
          </draw:text-box>
        </draw:frame>
        <draw:frame draw:style-name="gr16" draw:text-style-name="P8" draw:layer="layout" svg:width="8.488cm" svg:height="6.395cm" svg:x="33.512cm" svg:y="23.098cm">
          <draw:text-box>
            <text:p><text:span text:style-name="T5">Notes:</text:span></text:p>
            <text:p><text:span text:style-name="T5"/></text:p>
            <text:p><text:span text:style-name="T1">Refactoring to rename item_type to circulation_category</text:span></text:p>
            <text:p><text:span text:style-name="T1"/></text:p>
            <text:p><text:span text:style-name="T1">Almost all resources have $ref toward the organisation</text:span></text:p>
            <text:p><text:span text:style-name="T1"/></text:p>
            <text:p><text:span text:style-name="T5">TODO:</text:span></text:p>
            <text:p><text:span text:style-name="T5"><text:s/></text:span></text:p>
            <text:p><text:span text:style-name="T1">- illustrate relations by PID (database)</text:span></text:p>
            <text:p><text:span text:style-name="T1"><text:s/></text:span></text:p>
          </draw:text-box>
        </draw:frame>
        <draw:custom-shape draw:style-name="gr2" draw:text-style-name="P2" draw:layer="layout" svg:width="4.313cm" svg:height="0.762cm" svg:x="0.673cm" svg:y="6.915cm">
          <text:p text:style-name="P1"><text:span text:style-name="T1">Person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4.05cm" svg:y1="18.91cm" svg:x2="4.05cm" svg:y2="17.572cm" svg:d="M4050 18910v-1338" svg:viewBox="0 0 1 1339">
          <text:p/>
        </draw:connector>
        <draw:connector draw:style-name="gr4" draw:text-style-name="P3" draw:layer="layout" draw:line-skew="-0.468cm" svg:x1="8.113cm" svg:y1="4.477cm" svg:x2="12.813cm" svg:y2="5.572cm" draw:start-shape="id5" draw:end-shape="id2" svg:d="M8113 4477v79h4700v1016" svg:viewBox="0 0 4701 1096">
          <text:p/>
        </draw:connector>
        <draw:frame draw:style-name="gr17" draw:text-style-name="P7" draw:layer="layout" svg:width="3.048cm" svg:height="1.346cm" svg:x="15.478cm" svg:y="8.366cm">
          <draw:text-box>
            <text:p><text:span text:style-name="T4">library_level</text:span></text:p>
            <text:p><text:span text:style-name="T4"/></text:p>
          </draw:text-box>
        </draw:frame>
        <draw:connector draw:style-name="gr11" draw:text-style-name="P3" draw:layer="layout" svg:x1="35.545cm" svg:y1="2.697cm" svg:x2="36.404cm" svg:y2="2.697cm" svg:d="M35545 2697h859" svg:viewBox="0 0 860 1">
          <text:p/>
        </draw:connector>
        <draw:connector draw:style-name="gr18" draw:text-style-name="P3" draw:layer="layout" draw:type="lines" svg:x1="2.739cm" svg:y1="9.215cm" svg:x2="2.701cm" svg:y2="7.677cm" svg:d="M2739 9215l-38-1538" svg:viewBox="0 0 39 1539">
          <text:p/>
        </draw:connector>
        <draw:connector draw:style-name="gr4" draw:text-style-name="P3" draw:layer="layout" svg:x1="14.371cm" svg:y1="18.515cm" svg:x2="12.413cm" svg:y2="15.977cm" draw:start-shape="id13" draw:end-shape="id15" svg:d="M14371 18515v-1269h-1958v-1269" svg:viewBox="0 0 1959 25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F_20_Many" draw:display-name="CF Many" svg:viewBox="0 0 3000 3000" svg:d="M1500 3000l1500-2789v-211h-114l-1286 2392v-2392h-200v2392l-1286-2392h-114v211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ashed_20__28_var_29_" svg:stroke-width="0.051cm" svg:stroke-color="#729fcf" draw:marker-start="Circle" draw:marker-start-width="0.279cm" draw:marker-end="Circle" draw:marker-end-width="0.279cm" draw:fill="solid" draw:fill-color="#729fcf" draw:fill-gradient-name="Gradient_20_1" draw:fill-hatch-name="Hatching_20_1" draw:fill-image-name="Bitmap_20_1" draw:shadow-offset-x="0.203cm" draw:shadow-offset-y="0.203cm"/>
      <style:text-properties fo:background-color="transparen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36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9T10:42:46.626965732</meta:creation-date>
    <dc:date>2020-01-29T16:00:55.239628848</dc:date>
    <meta:editing-duration>PT3H31M49S</meta:editing-duration>
    <meta:editing-cycles>22</meta:editing-cycles>
    <meta:generator>LibreOffice/6.2.1.2$MacOSX_X86_64 LibreOffice_project/7bcb35dc3024a62dea0caee87020152d1ee96e71</meta:generator>
    <meta:print-date>2020-01-29T13:54:38.718599294</meta:print-date>
    <meta:document-statistic meta:object-count="50"/>
  </office:meta>
</office:document-meta>
</file>